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3-15_24-34-17_000.jpg</text:p>
          </table:table-cell>
          <table:table-cell office:value-type="string">
            <text:p>:m 3*3 RES / free# BNL4HZ / 2#1 / アトピー調べ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3-15_24-34-07_000.jpg</text:p>
          </table:table-cell>
          <table:table-cell office:value-type="string">
            <text:p>:m 1-2*3 RES / free# BNL4HZ / 2#1 / アトピー調べ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3-15_24-06-15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3-15_04-23-06_004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3-15_04-23-06_003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3-15_04-23-06_002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3-15_04-23-06_001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3-15_04-23-06_000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3-15_02-12-10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3-14_23-49-09_000.jpg</text:p>
          </table:table-cell>
          <table:table-cell table:style-name="ce3" office:value-type="string">
            <text:p>:m 記録 / 身体　おへそ周り / アトピー / 状況　夜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3-14_23-49-06_005.jpg</text:p>
          </table:table-cell>
          <table:table-cell table:style-name="ce3" office:value-type="string">
            <text:p>:m 記録 / 身体　左太もも　内側 / アトピー / 状況　夜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3-14_22-37-03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3-14_21-46-27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3-14_20-59-05_000.jpg</text:p>
          </table:table-cell>
          <table:table-cell table:style-name="ce3" office:value-type="string">
            <text:p>:m 食べた物　間食 /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3-14_20-07-19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3-14_20-06-02_000.jpg</text:p>
          </table:table-cell>
          <table:table-cell table:style-name="ce3" office:value-type="string">
            <text:p>:m 食べた物/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2017-03-14_19-06-59_000.jpg</text:p>
          </table:table-cell>
          <table:table-cell office:value-type="string">
            <text:p>:PHOTO 記録 / @富士見台小学校横の公園　遊び場　遊具更新　工事中 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2017-03-14_19-06-52_000.jpg</text:p>
          </table:table-cell>
          <table:table-cell office:value-type="string">
            <text:p>:PHOTO 記録 / @富士見台小学校横の公園　遊び場　遊具更新　工事中 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2017-03-14_19-06-48_000.jpg</text:p>
          </table:table-cell>
          <table:table-cell office:value-type="string">
            <text:p>:PHOTO 記録 / @富士見台小学校横の公園　遊び場　遊具更新　工事中 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3-14_17-50-18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3-14_15-07-10_000.jpg</text:p>
          </table:table-cell>
          <table:table-cell office:value-type="string">
            <text:p>:m 1*1 RES / free# 3WSUBV 5#1 / ヘブライ語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2017-03-14_14-38-54_000.jpg</text:p>
          </table:table-cell>
          <table:table-cell office:value-type="string">
            <text:p>:m 1*1 RES / 245 121*8#2 / 『気象学入門』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2017-03-14_13-59-58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2017-03-14_13-37-21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2017-03-14_13-30-16_000.jpg</text:p>
          </table:table-cell>
          <table:table-cell table:style-name="ce3" office:value-type="string">
            <text:p>:m 食べた物　間食 /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3-14_13-30-06_000.jpg</text:p>
          </table:table-cell>
          <table:table-cell table:style-name="ce3" office:value-type="string">
            <text:p>:m 食べた物　間食 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2017/03/15</text:date>, <text:time>13:38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13:38:37.64</dc:date>
    <dc:creator>岩淵 謙</dc:creator>
    <meta:generator>OpenOffice/4.1.3$Win32 OpenOffice.org_project/413m1$Build-9783</meta:generator>
    <meta:editing-duration>PT20M1S</meta:editing-duration>
    <meta:editing-cycles>5</meta:editing-cycles>
    <meta:document-statistic meta:table-count="1" meta:cell-count="81" meta:object-count="0"/>
  </office:meta>
</office:document-meta>
</file>